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2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52" office:value-type="string" calcext:value-type="string">
            <text:p>------------SSS---------</text:p>
          </table:table-cell>
        </table:table-row>
        <table:table-row table:style-name="ro2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2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2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2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2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3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5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table:number-columns-repeated="4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/>
          <table:table-cell table:style-name="ce68"/>
          <table:table-cell table:style-name="ce65"/>
          <table:table-cell table:style-name="ce68" office:value-type="string" calcext:value-type="string">
            <text:p>alternative definition [ rad/s ] = [ rad ] * [ Hz ]</text:p>
          </table:table-cell>
          <table:table-cell table:style-name="ce68" office:value-type="string" calcext:value-type="string">
            <text:p>radian? per %ssecond</text:p>
          </table:table-cell>
          <table:table-cell table:style-name="ce68" office:value-type="string" calcext:value-type="string">
            <text:p>rad/%ss</text:p>
          </table:table-cell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</table:table-row>
        <table:table-row table:style-name="ro2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/>
          <table:table-cell table:style-name="ce68" table:number-columns-repeated="2"/>
          <table:table-cell table:style-name="ce68" office:value-type="string" calcext:value-type="string">
            <text:p>alternative definition [ rad/s2 ] = [ rad ] * [ Hz2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2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/>
          <table:table-cell table:style-name="ce68"/>
          <table:table-cell table:style-name="ce65"/>
          <table:table-cell table:style-name="ce68" office:value-type="string" calcext:value-type="string">
            <text:p>alternative definition [ sr/s2 ] = [ rad/s ] * [ rad/s ]</text:p>
          </table:table-cell>
          <table:table-cell table:style-name="ce65" office:value-type="string" calcext:value-type="string">
            <text:p>square radian? per square %ssecond</text:p>
          </table:table-cell>
          <table:table-cell table:style-name="ce65" office:value-type="string" calcext:value-type="string">
            <text:p>rad2/%ss2</text:p>
          </table:table-cell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3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2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4"/>
        </table:table-row>
        <table:table-row table:style-name="ro2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2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2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2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2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rad/s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2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2"/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2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2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rad2/s2 ]</text:p>
          </table:table-cell>
          <table:table-cell table:style-name="ce68" office:value-type="string" calcext:value-type="string">
            <text:p>%snewton? per %smeter</text:p>
          </table:table-cell>
          <table:table-cell table:style-name="ce68" office:value-type="string" calcext:value-type="string">
            <text:p>%sN/%sm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office:value-type="string" calcext:value-type="string">
            <text:p>%sgram? per %ssecond</text:p>
          </table:table-cell>
          <table:table-cell table:style-name="ce67" office:value-type="string" calcext:value-type="string">
            <text:p>%sg/%ss</text:p>
          </table:table-cell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 m ] = [ T*m/A ] = [ T/A ] *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m ] = [ H ] /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main definition [ kg2/s2 ] = [ kg/s ] * [ kg/s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kg2/s2 ] = [ kg2 ] / [ s2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2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5" table:number-rows-repeated="1048110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23:01:17.61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5T23:02:01.089000000</dc:date>
    <meta:editing-duration>P4DT5M5S</meta:editing-duration>
    <meta:editing-cycles>3165</meta:editing-cycles>
    <meta:generator>LibreOffice/7.6.1.2$Windows_X86_64 LibreOffice_project/f5defcebd022c5bc36bbb79be232cb6926d8f674</meta:generator>
    <meta:print-date>2023-03-25T21:17:20.703000000</meta:print-date>
    <meta:document-statistic meta:table-count="1" meta:cell-count="3276" meta:object-count="0"/>
  </office:meta>
</office:document-meta>
</file>